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graphics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eripherals" style:family="table">
      <style:table-properties style:width="17cm" table:align="margins" style:shadow="none" style:may-break-between-rows="true" table:border-model="collapsing"/>
    </style:style>
    <style:style style:name="Peripherals.A" style:family="table-column">
      <style:table-column-properties style:column-width="2.614cm" style:rel-column-width="10077*"/>
    </style:style>
    <style:style style:name="Peripherals.B" style:family="table-column">
      <style:table-column-properties style:column-width="2.616cm" style:rel-column-width="10083*"/>
    </style:style>
    <style:style style:name="Peripherals.C" style:family="table-column">
      <style:table-column-properties style:column-width="3.923cm" style:rel-column-width="15122*"/>
    </style:style>
    <style:style style:name="Peripherals.D" style:family="table-column">
      <style:table-column-properties style:column-width="2.842cm" style:rel-column-width="10954*"/>
    </style:style>
    <style:style style:name="Peripherals.E" style:family="table-column">
      <style:table-column-properties style:column-width="5.006cm" style:rel-column-width="19299*"/>
    </style:style>
    <style:style style:name="Peripherals.1" style:family="table-row">
      <style:table-row-properties fo:keep-together="auto"/>
    </style:style>
    <style:style style:name="Peripheral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eripherals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eripheral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eripherals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2409*"/>
    </style:style>
    <style:style style:name="Table1.B" style:family="table-column">
      <style:table-column-properties style:column-width="2.559cm" style:rel-column-width="1451*"/>
    </style:style>
    <style:style style:name="Table1.C" style:family="table-column">
      <style:table-column-properties style:column-width="2.575cm" style:rel-column-width="1460*"/>
    </style:style>
    <style:style style:name="Table1.D" style:family="table-column">
      <style:table-column-properties style:column-width="7.616cm" style:rel-column-width="4318*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2409*"/>
    </style:style>
    <style:style style:name="Table2.B" style:family="table-column">
      <style:table-column-properties style:column-width="3.336cm" style:rel-column-width="1891*"/>
    </style:style>
    <style:style style:name="Table2.C" style:family="table-column">
      <style:table-column-properties style:column-width="3.316cm" style:rel-column-width="1880*"/>
    </style:style>
    <style:style style:name="Table2.D" style:family="table-column">
      <style:table-column-properties style:column-width="6.1cm" style:rel-column-width="3458*"/>
    </style:style>
    <style:style style:name="Table2.A1" style:family="table-cell">
      <style:table-cell-properties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51cm" style:rel-column-width="16383*"/>
    </style:style>
    <style:style style:name="Table3.A1" style:family="table-cell">
      <style:table-cell-properties style:writing-mode="page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c8d1" officeooo:paragraph-rsid="000ec8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0a0" officeooo:paragraph-rsid="000f90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122" officeooo:paragraph-rsid="000f91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63ea" officeooo:paragraph-rsid="001163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18a6" officeooo:paragraph-rsid="00131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>
      <style:text-properties officeooo:rsid="000a161f" officeooo:paragraph-rsid="000a161f"/>
    </style:style>
    <style:style style:name="P8" style:family="paragraph" style:parent-style-name="Text_20_body">
      <style:text-properties officeooo:rsid="000c6827" officeooo:paragraph-rsid="000c6827"/>
    </style:style>
    <style:style style:name="P9" style:family="paragraph" style:parent-style-name="Text_20_body">
      <style:text-properties officeooo:rsid="000c6827" officeooo:paragraph-rsid="0018f5ec"/>
    </style:style>
    <style:style style:name="P10" style:family="paragraph" style:parent-style-name="Text_20_body">
      <style:text-properties officeooo:rsid="000ce06e" officeooo:paragraph-rsid="000ce06e"/>
    </style:style>
    <style:style style:name="P11" style:family="paragraph" style:parent-style-name="Text_20_body">
      <style:text-properties officeooo:rsid="000ec8d1" officeooo:paragraph-rsid="000ec8d1"/>
    </style:style>
    <style:style style:name="P12" style:family="paragraph" style:parent-style-name="Text_20_body">
      <style:text-properties officeooo:rsid="0015c7f8" officeooo:paragraph-rsid="001563e7"/>
    </style:style>
    <style:style style:name="P13" style:family="paragraph" style:parent-style-name="Standard">
      <style:text-properties officeooo:rsid="001ee64c" officeooo:paragraph-rsid="001ee64c"/>
    </style:style>
    <style:style style:name="P14" style:family="paragraph" style:parent-style-name="Standard">
      <style:text-properties officeooo:rsid="0025ab67" officeooo:paragraph-rsid="0025ab67"/>
    </style:style>
    <style:style style:name="P15" style:family="paragraph" style:parent-style-name="Standard">
      <style:text-properties officeooo:rsid="00270af8" officeooo:paragraph-rsid="00270af8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0a0" officeooo:paragraph-rsid="000f90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122" officeooo:paragraph-rsid="000f91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63ea" officeooo:paragraph-rsid="001163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e64c" officeooo:paragraph-rsid="001ee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4434" officeooo:paragraph-rsid="002044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81be" officeooo:paragraph-rsid="002181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c8d1" officeooo:paragraph-rsid="000ec8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72b4" officeooo:paragraph-rsid="002272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0641" officeooo:paragraph-rsid="00230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e442" officeooo:paragraph-rsid="002ae4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05a3" officeooo:paragraph-rsid="001405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text-properties officeooo:rsid="002181be" officeooo:paragraph-rsid="002181be"/>
    </style:style>
    <style:style style:name="P29" style:family="paragraph" style:parent-style-name="Table_20_Contents">
      <style:text-properties officeooo:rsid="002272b4" officeooo:paragraph-rsid="002272b4"/>
    </style:style>
    <style:style style:name="P30" style:family="paragraph" style:parent-style-name="Table_20_Contents">
      <style:text-properties officeooo:rsid="00230641" officeooo:paragraph-rsid="00230641"/>
    </style:style>
    <style:style style:name="P31" style:family="paragraph" style:parent-style-name="Table_20_Contents">
      <style:text-properties officeooo:rsid="00248e85" officeooo:paragraph-rsid="00248e85"/>
    </style:style>
    <style:style style:name="P32" style:family="paragraph" style:parent-style-name="Table_20_Contents">
      <style:text-properties officeooo:rsid="0025ab67" officeooo:paragraph-rsid="0025ab67"/>
    </style:style>
    <style:style style:name="P33" style:family="paragraph" style:parent-style-name="Table_20_Contents">
      <style:text-properties officeooo:rsid="00270af8" officeooo:paragraph-rsid="00270af8"/>
    </style:style>
    <style:style style:name="P34" style:family="paragraph" style:parent-style-name="Table_20_Contents">
      <style:text-properties officeooo:rsid="0027fc55" officeooo:paragraph-rsid="0027fc55"/>
    </style:style>
    <style:style style:name="P35" style:family="paragraph" style:parent-style-name="Table_20_Contents">
      <style:text-properties officeooo:rsid="002ae442" officeooo:paragraph-rsid="002ae442"/>
    </style:style>
    <style:style style:name="P36" style:family="paragraph" style:parent-style-name="Text_20_body" style:list-style-name="L1">
      <style:text-properties officeooo:rsid="000c6827" officeooo:paragraph-rsid="000c6827"/>
    </style:style>
    <style:style style:name="P37" style:family="paragraph" style:parent-style-name="Text_20_body" style:list-style-name="L1">
      <style:text-properties officeooo:rsid="000ce06e" officeooo:paragraph-rsid="000ce06e"/>
    </style:style>
    <style:style style:name="P38" style:family="paragraph" style:parent-style-name="Text_20_body" style:list-style-name="L2">
      <style:text-properties officeooo:rsid="000ce06e" officeooo:paragraph-rsid="000ce06e"/>
    </style:style>
    <style:style style:name="P39" style:family="paragraph" style:parent-style-name="Text_20_body" style:list-style-name="L3">
      <style:text-properties officeooo:rsid="000ce06e" officeooo:paragraph-rsid="000e5bc2"/>
    </style:style>
    <style:style style:name="P40" style:family="paragraph" style:parent-style-name="Text_20_body" style:list-style-name="L3">
      <style:text-properties officeooo:rsid="000ce06e" officeooo:paragraph-rsid="000ce06e"/>
    </style:style>
    <style:style style:name="P41" style:family="paragraph" style:parent-style-name="Text_20_body" style:list-style-name="L3">
      <style:text-properties officeooo:rsid="000ce06e" officeooo:paragraph-rsid="002ae442"/>
    </style:style>
    <style:style style:name="P42" style:family="paragraph" style:parent-style-name="Text_20_body" style:list-style-name="L1">
      <style:text-properties officeooo:rsid="000e5bc2" officeooo:paragraph-rsid="000e5bc2"/>
    </style:style>
    <style:style style:name="P43" style:family="paragraph" style:parent-style-name="Text_20_body" style:list-style-name="L2">
      <style:text-properties officeooo:rsid="000e5bc2" officeooo:paragraph-rsid="000e5bc2"/>
    </style:style>
    <style:style style:name="P44" style:family="paragraph" style:parent-style-name="Text_20_body" style:list-style-name="L3">
      <style:text-properties officeooo:rsid="000e5bc2" officeooo:paragraph-rsid="000e5bc2"/>
    </style:style>
    <style:style style:name="P45" style:family="paragraph" style:parent-style-name="Text_20_body" style:list-style-name="L3">
      <style:text-properties officeooo:rsid="000e5bc2" officeooo:paragraph-rsid="000f9122"/>
    </style:style>
    <style:style style:name="P46" style:family="paragraph" style:parent-style-name="Text_20_body" style:list-style-name="L1">
      <style:text-properties officeooo:rsid="000f9122" officeooo:paragraph-rsid="000f9122"/>
    </style:style>
    <style:style style:name="P47" style:family="paragraph" style:parent-style-name="Text_20_body" style:list-style-name="L2">
      <style:text-properties officeooo:rsid="0015c7f8" officeooo:paragraph-rsid="0015c7f8"/>
    </style:style>
    <style:style style:name="P48" style:family="paragraph" style:parent-style-name="Text_20_body" style:list-style-name="L3">
      <style:text-properties officeooo:rsid="0018f5ec" officeooo:paragraph-rsid="0018f5ec"/>
    </style:style>
    <style:style style:name="P49" style:family="paragraph" style:parent-style-name="Text_20_body">
      <style:text-properties officeooo:rsid="0018f5ec" officeooo:paragraph-rsid="0018f5ec"/>
    </style:style>
    <style:style style:name="P50" style:family="paragraph" style:parent-style-name="Text_20_body" style:list-style-name="L3">
      <style:text-properties officeooo:rsid="001c9ebc" officeooo:paragraph-rsid="001c9ebc"/>
    </style:style>
    <style:style style:name="P51" style:family="paragraph" style:parent-style-name="Text_20_body" style:list-style-name="L3">
      <style:text-properties officeooo:rsid="001563e7" officeooo:paragraph-rsid="001563e7"/>
    </style:style>
    <style:style style:name="P52" style:family="paragraph" style:parent-style-name="Text_20_body" style:list-style-name="L3">
      <style:text-properties officeooo:rsid="001563e7" officeooo:paragraph-rsid="001c9ebc"/>
    </style:style>
    <style:style style:name="P53" style:family="paragraph" style:parent-style-name="Text_20_body" style:list-style-name="L3">
      <style:text-properties officeooo:rsid="000ec8d1" officeooo:paragraph-rsid="000ec8d1"/>
    </style:style>
    <style:style style:name="P54" style:family="paragraph" style:parent-style-name="Text_20_body" style:list-style-name="L2">
      <style:text-properties officeooo:rsid="001ee64c" officeooo:paragraph-rsid="001ee64c"/>
    </style:style>
    <style:style style:name="P55" style:family="paragraph" style:parent-style-name="Text_20_body" style:list-style-name="L2">
      <style:text-properties officeooo:rsid="002a76b7" officeooo:paragraph-rsid="002a76b7"/>
    </style:style>
    <style:style style:name="P56" style:family="paragraph" style:parent-style-name="Text_20_body" style:list-style-name="L3">
      <style:text-properties officeooo:rsid="002ae442" officeooo:paragraph-rsid="002ae442"/>
    </style:style>
    <style:style style:name="T1" style:family="text">
      <style:text-properties officeooo:rsid="000ce06e"/>
    </style:style>
    <style:style style:name="T2" style:family="text">
      <style:text-properties officeooo:rsid="000e5bc2"/>
    </style:style>
    <style:style style:name="T3" style:family="text">
      <style:text-properties officeooo:rsid="000f9122"/>
    </style:style>
    <style:style style:name="T4" style:family="text">
      <style:text-properties officeooo:rsid="001563e7"/>
    </style:style>
    <style:style style:name="T5" style:family="text">
      <style:text-properties officeooo:rsid="0018f5ec"/>
    </style:style>
    <style:style style:name="T6" style:family="text">
      <style:text-properties officeooo:rsid="0019b3e6"/>
    </style:style>
    <style:style style:name="T7" style:family="text">
      <style:text-properties officeooo:rsid="001b4f6d"/>
    </style:style>
    <style:style style:name="T8" style:family="text">
      <style:text-properties officeooo:rsid="00204434"/>
    </style:style>
    <style:style style:name="T9" style:family="text">
      <style:text-properties officeooo:rsid="00230641"/>
    </style:style>
    <style:style style:name="T10" style:family="text">
      <style:text-properties officeooo:rsid="00248e85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8f5ec" style:font-style-asian="italic" style:font-style-complex="italic"/>
    </style:style>
    <style:style style:name="T13" style:family="text">
      <style:text-properties officeooo:rsid="002ae442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PPT Overview</text:p>
      <text:p text:style-name="Text_20_body"/>
      <text:p text:style-name="Text_20_body"/>
      <text:p text:style-name="Text_20_body"><draw:frame draw:style-name="fr1" draw:name="Object1" text:anchor-type="char" svg:x="0.58cm" svg:y="-0.134cm" svg:width="15.841cm" svg:height="15.45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p text:style-name="P7">Main features</text:p>
      <text:list xml:id="list1394973666" text:style-name="L1">
        <text:list-item>
          <text:p text:style-name="P36">Accept PV input up to 50V and 15A (500+W). Start with 36V Max (limit is IN226). Diode prevents back feed of PV (is a MOSFET, so can be overridden).</text:p>
        </text:list-item>
        <text:list-item>
          <text:p text:style-name="P36">Two bi directional buck/boost stages (green hexagons). Boost towards power node, buck towards battery.</text:p>
        </text:list-item>
        <text:list-item>
          <text:p text:style-name="P36">Power node runs at <text:span text:style-name="T1">wired-OR voltage of PV and both batteries.</text:span></text:p>
        </text:list-item>
        <text:list-item>
          <text:p text:style-name="P36">Battery to battery charging capability by source battery boosting to power node voltage.</text:p>
        </text:list-item>
        <text:list-item>
          <text:p text:style-name="P36"><text:soft-page-break/>Current/voltage monitoring of all inputs/outputs <text:span text:style-name="T1">using INA226s on shared I2C line</text:span></text:p>
        </text:list-item>
        <text:list-item>
          <text:p text:style-name="P37">LCD output</text:p>
        </text:list-item>
        <text:list-item>
          <text:p text:style-name="P42">2x control buttons</text:p>
        </text:list-item>
        <text:list-item>
          <text:p text:style-name="P46">1x rotary encoder (+ push) = 3 GPIO</text:p>
        </text:list-item>
        <text:list-item>
          <text:p text:style-name="P42">USB CDC debug port.</text:p>
        </text:list-item>
        <text:list-item>
          <text:p text:style-name="P42">CAN port</text:p>
        </text:list-item>
        <text:list-item>
          <text:p text:style-name="P42">2x control inputs (ADC)</text:p>
        </text:list-item>
        <text:list-item>
          <text:p text:style-name="P42">Thermistor on heatsink. <text:span text:style-name="T3">(ADC)</text:span></text:p>
        </text:list-item>
      </text:list>
      <text:p text:style-name="P8"/>
      <text:p text:style-name="P10">Main parts</text:p>
      <text:list xml:id="list323103548" text:style-name="L2">
        <text:list-item>
          <text:p text:style-name="P38">CH32V203C8T6 microcontroller at 96 or 144MHz.</text:p>
          <text:list>
            <text:list-item>
              <text:p text:style-name="P38">Gives wide PWM range.</text:p>
            </text:list-item>
            <text:list-item>
              <text:p text:style-name="P38">Rich peripherals</text:p>
            </text:list-item>
            <text:list-item>
              <text:p text:style-name="P38">RISCV, 64kB flash, 20kB RAM.</text:p>
            </text:list-item>
          </text:list>
        </text:list-item>
        <text:list-item>
          <text:p text:style-name="P38">INA226 current/voltage monitoring at approx 2 sec sampling interval. Common I2C bus.</text:p>
        </text:list-item>
        <text:list-item>
          <text:p text:style-name="P43">MOSFET drivers</text:p>
        </text:list-item>
        <text:list-item>
          <text:p text:style-name="P43">MOSFETS</text:p>
        </text:list-item>
        <text:list-item>
          <text:p text:style-name="P43">Thermistor</text:p>
        </text:list-item>
        <text:list-item>
          <text:p text:style-name="P47">LCD</text:p>
          <text:list>
            <text:list-item>
              <text:p text:style-name="P54">74HC595 serial in parallel out for IO expansion.</text:p>
            </text:list-item>
          </text:list>
        </text:list-item>
        <text:list-item>
          <text:p text:style-name="P55">EEPROM (128kbytes?)</text:p>
        </text:list-item>
      </text:list>
      <text:p text:style-name="P10"/>
      <text:p text:style-name="P10">Peripherals used</text:p>
      <text:list xml:id="list4210187942" text:style-name="L3">
        <text:list-item>
          <text:p text:style-name="P44">GPIO</text:p>
          <text:list>
            <text:list-item>
              <text:p text:style-name="P48">Out</text:p>
              <text:list>
                <text:list-item>
                  <text:p text:style-name="P48">3x LEDs</text:p>
                </text:list-item>
                <text:list-item>
                  <text:p text:style-name="P48">Fan enable</text:p>
                </text:list-item>
                <text:list-item>
                  <text:p text:style-name="P48">PV FET enable</text:p>
                </text:list-item>
              </text:list>
            </text:list-item>
            <text:list-item>
              <text:p text:style-name="P48">In</text:p>
              <text:list>
                <text:list-item>
                  <text:p text:style-name="P48">2x push switches</text:p>
                </text:list-item>
                <text:list-item>
                  <text:p text:style-name="P48">1 x button</text:p>
                </text:list-item>
                <text:list-item>
                  <text:p text:style-name="P48">Rotary encoder + push (3 inputs)</text:p>
                </text:list-item>
              </text:list>
            </text:list-item>
          </text:list>
        </text:list-item>
      </text:list>
      <text:p text:style-name="P12"><text:soft-page-break/></text:p>
      <text:list xml:id="list195825053142138" text:continue-numbering="true" text:style-name="L3">
        <text:list-item>
          <text:p text:style-name="P39">TIM1: Timer with deadband etc and 4 PWM channels.</text:p>
          <text:list>
            <text:list-item>
              <text:p text:style-name="P40">2x PWM control channels for switchers. <text:span text:style-name="T4">(4 pins)</text:span></text:p>
            </text:list-item>
          </text:list>
        </text:list-item>
        <text:list-item>
          <text:p text:style-name="P41">I2C1: <text:s/>(using DMA <text:span text:style-name="T2">Channel 6 TX &amp; Channel 7 RX</text:span>).</text:p>
          <text:list>
            <text:list-item>
              <text:p text:style-name="P41">INA226 monitoring</text:p>
            </text:list-item>
            <text:list-item>
              <text:p text:style-name="P56">EEPROM</text:p>
            </text:list-item>
          </text:list>
        </text:list-item>
        <text:list-item>
          <text:p text:style-name="P45">ADC1:</text:p>
          <text:list>
            <text:list-item>
              <text:p text:style-name="P45"><text:s/>Node voltage, </text:p>
            </text:list-item>
            <text:list-item>
              <text:p text:style-name="P45"><text:span text:style-name="T3">2x </text:span>control inputs,</text:p>
            </text:list-item>
            <text:list-item>
              <text:p text:style-name="P45">thermistor</text:p>
            </text:list-item>
            <text:list-item>
              <text:p text:style-name="P50">Maybe inputs if needed (R2R)?</text:p>
            </text:list-item>
          </text:list>
        </text:list-item>
        <text:list-item>
          <text:p text:style-name="P44">CAN</text:p>
        </text:list-item>
        <text:list-item>
          <text:p text:style-name="P44">LCD <text:span text:style-name="T7"><text:s/>via 74HC595</text:span></text:p>
          <text:list>
            <text:list-item>
              <text:p text:style-name="P51">4 bits data</text:p>
            </text:list-item>
            <text:list-item>
              <text:p text:style-name="P51">RS (only needed if special chars are used)</text:p>
            </text:list-item>
            <text:list-item>
              <text:p text:style-name="P51">E</text:p>
            </text:list-item>
            <text:list-item>
              <text:p text:style-name="P52">LED control</text:p>
            </text:list-item>
            <text:list-item>
              <text:p text:style-name="P51"><text:span text:style-name="T11">NB: R/W is NOT needed. Tied to GND. </text:span><text:span text:style-name="T12">Write only.</text:span></text:p>
            </text:list-item>
          </text:list>
        </text:list-item>
        <text:list-item>
          <text:p text:style-name="P48"><text:span text:style-name="T6">LCD </text:span>PWM for contrast.</text:p>
        </text:list-item>
        <text:list-item>
          <text:p text:style-name="P53">USB CDC (debug?)</text:p>
        </text:list-item>
        <text:list-item>
          <text:p text:style-name="P53">UART<text:span text:style-name="T13">3</text:span> for debug output (TX only, DMA)</text:p>
        </text:list-item>
      </text:list>
      <text:p text:style-name="P49"/>
      <text:p text:style-name="P9"/>
      <text:h text:style-name="Heading_20_3" text:outline-level="3">Peripheral Pins</text:h>
      <table:table table:name="Peripherals" table:style-name="Peripherals" table:template-name="Default Style">
        <table:table-column table:style-name="Peripherals.A"/>
        <table:table-column table:style-name="Peripherals.B"/>
        <table:table-column table:style-name="Peripherals.C"/>
        <table:table-column table:style-name="Peripherals.D"/>
        <table:table-column table:style-name="Peripherals.E"/>
        <table:table-row table:style-name="Peripherals.1">
          <table:table-cell table:style-name="Peripherals.A1" office:value-type="string">
            <text:p text:style-name="P2">Peripheral</text:p>
          </table:table-cell>
          <table:table-cell table:style-name="Peripherals.A1" office:value-type="string">
            <text:p text:style-name="P2">Pins</text:p>
          </table:table-cell>
          <table:table-cell table:style-name="Peripherals.A1" office:value-type="string">
            <text:p text:style-name="P2">Pin Name</text:p>
          </table:table-cell>
          <table:table-cell table:style-name="Peripherals.A1" office:value-type="string">
            <text:p text:style-name="P2">DMA</text:p>
          </table:table-cell>
          <table:table-cell table:style-name="Peripherals.E1" office:value-type="string">
            <text:p text:style-name="P2">Comment</text:p>
          </table:table-cell>
        </table:table-row>
        <table:table-row table:style-name="Peripherals.1">
          <table:table-cell table:style-name="Peripherals.A2" office:value-type="string">
            <text:p text:style-name="P3">SWD</text:p>
          </table:table-cell>
          <table:table-cell table:style-name="Peripherals.A2" office:value-type="string">
            <text:p text:style-name="P3">34, 37</text:p>
          </table:table-cell>
          <table:table-cell table:style-name="Peripherals.A2" office:value-type="string">
            <text:p text:style-name="P3">PA13, PA14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3">Debug</text:p>
          </table:table-cell>
        </table:table-row>
        <table:table-row table:style-name="Peripherals.1">
          <table:table-cell table:style-name="Peripherals.A2" office:value-type="string">
            <text:p text:style-name="P27">TIM1_BKIN</text:p>
          </table:table-cell>
          <table:table-cell table:style-name="Peripherals.A2" office:value-type="string">
            <text:p text:style-name="P27">25</text:p>
          </table:table-cell>
          <table:table-cell table:style-name="Peripherals.A2" office:value-type="string">
            <text:p text:style-name="P27">PB12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7">Needed?</text:p>
          </table:table-cell>
        </table:table-row>
        <table:table-row table:style-name="Peripherals.1">
          <table:table-cell table:style-name="Peripherals.A2" office:value-type="string">
            <text:p text:style-name="P2">TIM1 CH1</text:p>
          </table:table-cell>
          <table:table-cell table:style-name="Peripherals.A2" office:value-type="string">
            <text:p text:style-name="P2">29</text:p>
          </table:table-cell>
          <table:table-cell table:style-name="Peripherals.A2" office:value-type="string">
            <text:p text:style-name="P2">PA8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>PWM1 H</text:p>
          </table:table-cell>
        </table:table-row>
        <table:table-row table:style-name="Peripherals.1">
          <table:table-cell table:style-name="Peripherals.A2" office:value-type="string">
            <text:p text:style-name="P2">TIM1CH1N</text:p>
          </table:table-cell>
          <table:table-cell table:style-name="Peripherals.A2" office:value-type="string">
            <text:p text:style-name="P2">26</text:p>
          </table:table-cell>
          <table:table-cell table:style-name="Peripherals.A2" office:value-type="string">
            <text:p text:style-name="P2">PB13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>PWM1 L</text:p>
          </table:table-cell>
        </table:table-row>
        <table:table-row table:style-name="Peripherals.1">
          <table:table-cell table:style-name="Peripherals.A2" office:value-type="string">
            <text:p text:style-name="P2">TIM1CH2</text:p>
          </table:table-cell>
          <table:table-cell table:style-name="Peripherals.A2" office:value-type="string">
            <text:p text:style-name="P2">30</text:p>
          </table:table-cell>
          <table:table-cell table:style-name="Peripherals.A2" office:value-type="string">
            <text:p text:style-name="P2">PA9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>PWM2 H</text:p>
          </table:table-cell>
        </table:table-row>
        <table:table-row table:style-name="Peripherals.1">
          <table:table-cell table:style-name="Peripherals.A2" office:value-type="string">
            <text:p text:style-name="P2">TIM2CH2N</text:p>
          </table:table-cell>
          <table:table-cell table:style-name="Peripherals.A2" office:value-type="string">
            <text:p text:style-name="P2">27</text:p>
          </table:table-cell>
          <table:table-cell table:style-name="Peripherals.A2" office:value-type="string">
            <text:p text:style-name="P2">PB14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>PWM2 L</text:p>
          </table:table-cell>
        </table:table-row>
        <table:table-row table:style-name="Peripherals.1"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/>
          </table:table-cell>
        </table:table-row>
        <text:soft-page-break/>
        <table:table-row table:style-name="Peripherals.1">
          <table:table-cell table:style-name="Peripherals.A2" office:value-type="string">
            <text:p text:style-name="P2">CAN </text:p>
          </table:table-cell>
          <table:table-cell table:style-name="Peripherals.A2" office:value-type="string">
            <text:p text:style-name="P3">45, 46</text:p>
          </table:table-cell>
          <table:table-cell table:style-name="Peripherals.A2" office:value-type="string">
            <text:p text:style-name="P3">PB8, PB9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/>
          </table:table-cell>
        </table:table-row>
        <table:table-row table:style-name="Peripherals.1"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/>
          </table:table-cell>
        </table:table-row>
        <table:table-row table:style-name="Peripherals.1">
          <table:table-cell table:style-name="Peripherals.A2" office:value-type="string">
            <text:p text:style-name="P25">TIM3</text:p>
          </table:table-cell>
          <table:table-cell table:style-name="Peripherals.A2" office:value-type="string">
            <text:p text:style-name="P25">19</text:p>
          </table:table-cell>
          <table:table-cell table:style-name="Peripherals.A2" office:value-type="string">
            <text:p text:style-name="P25">PB1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5">LCD Contrast</text:p>
          </table:table-cell>
        </table:table-row>
        <table:table-row table:style-name="Peripherals.1"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/>
          </table:table-cell>
        </table:table-row>
        <table:table-row table:style-name="Peripherals.1">
          <table:table-cell table:style-name="Peripherals.A2" office:value-type="string">
            <text:p text:style-name="P3">I2C1</text:p>
          </table:table-cell>
          <table:table-cell table:style-name="Peripherals.A2" office:value-type="string">
            <text:p text:style-name="P3">42, 43</text:p>
          </table:table-cell>
          <table:table-cell table:style-name="Peripherals.A2" office:value-type="string">
            <text:p text:style-name="P3">PB6, PB7</text:p>
          </table:table-cell>
          <table:table-cell table:style-name="Peripherals.A2" office:value-type="string">
            <text:p text:style-name="P3">6, 7</text:p>
          </table:table-cell>
          <table:table-cell table:style-name="Peripherals.E2" office:value-type="string">
            <text:p text:style-name="P3">INA226 x3, <text:span text:style-name="T13">EEPROM</text:span></text:p>
          </table:table-cell>
        </table:table-row>
        <table:table-row table:style-name="Peripherals.1"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E2" office:value-type="string">
            <text:p text:style-name="P3"/>
          </table:table-cell>
        </table:table-row>
        <table:table-row table:style-name="Peripherals.1"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E2" office:value-type="string">
            <text:p text:style-name="P2"/>
          </table:table-cell>
        </table:table-row>
        <table:table-row table:style-name="Peripherals.1">
          <table:table-cell table:style-name="Peripherals.A2" office:value-type="string">
            <text:p text:style-name="P3">USBD</text:p>
          </table:table-cell>
          <table:table-cell table:style-name="Peripherals.A2" office:value-type="string">
            <text:p text:style-name="P3">32, 33</text:p>
          </table:table-cell>
          <table:table-cell table:style-name="Peripherals.A2" office:value-type="string">
            <text:p text:style-name="P3">PA11, PA12</text:p>
          </table:table-cell>
          <table:table-cell table:style-name="Peripherals.A2" office:value-type="string">
            <text:p text:style-name="P3"/>
          </table:table-cell>
          <table:table-cell table:style-name="Peripherals.E2" office:value-type="string">
            <text:p text:style-name="P3">CDC <text:s/>port</text:p>
          </table:table-cell>
        </table:table-row>
        <table:table-row table:style-name="Peripherals.1"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E2" office:value-type="string">
            <text:p text:style-name="P3"/>
          </table:table-cell>
        </table:table-row>
        <table:table-row table:style-name="Peripherals.1">
          <table:table-cell table:style-name="Peripherals.A2" office:value-type="string">
            <text:p text:style-name="P4">USART<text:span text:style-name="T8">3</text:span></text:p>
          </table:table-cell>
          <table:table-cell table:style-name="Peripherals.A2" office:value-type="string">
            <text:p text:style-name="P20">21,22</text:p>
          </table:table-cell>
          <table:table-cell table:style-name="Peripherals.A2" office:value-type="string">
            <text:p text:style-name="P20">PB10,PB11</text:p>
          </table:table-cell>
          <table:table-cell table:style-name="Peripherals.A2" office:value-type="string">
            <text:p text:style-name="P20">2,3</text:p>
          </table:table-cell>
          <table:table-cell table:style-name="Peripherals.E2" office:value-type="string">
            <text:p text:style-name="P3"/>
          </table:table-cell>
        </table:table-row>
        <table:table-row table:style-name="Peripherals.1"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3"/>
          </table:table-cell>
        </table:table-row>
        <table:table-row table:style-name="Peripherals.1">
          <table:table-cell table:style-name="Peripherals.A2" office:value-type="string">
            <text:p text:style-name="P5">ADC</text:p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5">1</text:p>
          </table:table-cell>
          <table:table-cell table:style-name="Peripherals.E2" office:value-type="string">
            <text:p text:style-name="P3"/>
          </table:table-cell>
        </table:table-row>
        <table:table-row table:style-name="Peripherals.1">
          <table:table-cell table:style-name="Peripherals.A2" office:value-type="string">
            <text:p text:style-name="P6">ADC</text:p>
          </table:table-cell>
          <table:table-cell table:style-name="Peripherals.A2" office:value-type="string">
            <text:p text:style-name="P19"/>
          </table:table-cell>
          <table:table-cell table:style-name="Peripherals.A2" office:value-type="string">
            <text:p text:style-name="P21">PA0</text:p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19">Node voltage</text:p>
          </table:table-cell>
        </table:table-row>
        <table:table-row table:style-name="Peripherals.1">
          <table:table-cell table:style-name="Peripherals.A2" office:value-type="string">
            <text:p text:style-name="P20">ADC</text:p>
          </table:table-cell>
          <table:table-cell table:style-name="Peripherals.A2" office:value-type="string">
            <text:p text:style-name="P20"/>
          </table:table-cell>
          <table:table-cell table:style-name="Peripherals.A2" office:value-type="string">
            <text:p text:style-name="P21">PA1</text:p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20">Thermistor</text:p>
          </table:table-cell>
        </table:table-row>
        <table:table-row>
          <table:table-cell table:style-name="Peripherals.A2" office:value-type="string">
            <text:p text:style-name="P21">ADC</text:p>
          </table:table-cell>
          <table:table-cell table:style-name="Peripherals.A2" office:value-type="string">
            <text:p text:style-name="P21"/>
          </table:table-cell>
          <table:table-cell table:style-name="Peripherals.A2" office:value-type="string">
            <text:p text:style-name="P21">PA2</text:p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21">Ctl input</text:p>
          </table:table-cell>
        </table:table-row>
        <table:table-row table:style-name="Peripherals.1">
          <table:table-cell table:style-name="Peripherals.A2" office:value-type="string">
            <text:p text:style-name="P21">ADC</text:p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21">PA3</text:p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24">Button/<text:span text:style-name="T9">Switch</text:span> R2R</text:p>
          </table:table-cell>
        </table:table-row>
        <table:table-row table:style-name="Peripherals.1">
          <table:table-cell table:style-name="Peripherals.A2" office:value-type="string">
            <text:p text:style-name="P19"/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3"/>
          </table:table-cell>
        </table:table-row>
        <table:table-row table:style-name="Peripherals.1">
          <table:table-cell table:style-name="Peripherals.A2" office:value-type="string">
            <text:p text:style-name="P26">Unassigned</text:p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26">PC13</text:p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3"/>
          </table:table-cell>
        </table:table-row>
        <table:table-row table:style-name="Peripherals.1">
          <table:table-cell table:style-name="Peripherals.A2" office:value-type="string">
            <text:p text:style-name="P26">Unassigned</text:p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26">PA4</text:p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3"/>
          </table:table-cell>
        </table:table-row>
      </table:table>
      <text:p text:style-name="P11"/>
      <text:h text:style-name="Heading_20_4" text:outline-level="4">GPIO Assignment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5">Panel Diode bypass</text:p>
          </table:table-cell>
          <table:table-cell table:style-name="Table1.A1" office:value-type="string">
            <text:p text:style-name="P35">Out</text:p>
          </table:table-cell>
          <table:table-cell table:style-name="Table1.A1" office:value-type="string">
            <text:p text:style-name="P35">PA5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8">Fan out</text:p>
          </table:table-cell>
          <table:table-cell table:style-name="Table1.A1" office:value-type="string">
            <text:p text:style-name="P31">out</text:p>
          </table:table-cell>
          <table:table-cell table:style-name="Table1.A1" office:value-type="string">
            <text:p text:style-name="P30">PB15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9">Exp Data</text:p>
          </table:table-cell>
          <table:table-cell table:style-name="Table1.A1" office:value-type="string">
            <text:p text:style-name="P31">out</text:p>
          </table:table-cell>
          <table:table-cell table:style-name="Table1.A1" office:value-type="string">
            <text:p text:style-name="P30">PB5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9">Exp Clk</text:p>
          </table:table-cell>
          <table:table-cell table:style-name="Table1.A1" office:value-type="string">
            <text:p text:style-name="P31">out</text:p>
          </table:table-cell>
          <table:table-cell table:style-name="Table1.A1" office:value-type="string">
            <text:p text:style-name="P30">PB4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9">Exp Strobe</text:p>
          </table:table-cell>
          <table:table-cell table:style-name="Table1.A1" office:value-type="string">
            <text:p text:style-name="P31">out</text:p>
          </table:table-cell>
          <table:table-cell table:style-name="Table1.A1" office:value-type="string">
            <text:p text:style-name="P30">PB3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0">Debug LED<text:span text:style-name="T10">0</text:span></text:p>
          </table:table-cell>
          <table:table-cell table:style-name="Table1.A1" office:value-type="string">
            <text:p text:style-name="P31">out</text:p>
          </table:table-cell>
          <table:table-cell table:style-name="Table1.A1" office:value-type="string">
            <text:p text:style-name="P30">PA15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1">Debug LED1</text:p>
          </table:table-cell>
          <table:table-cell table:style-name="Table1.A1" office:value-type="string">
            <text:p text:style-name="P31">Out</text:p>
          </table:table-cell>
          <table:table-cell table:style-name="Table1.A1" office:value-type="string">
            <text:p text:style-name="P31">PB0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1">Rotation A</text:p>
          </table:table-cell>
          <table:table-cell table:style-name="Table1.A1" office:value-type="string">
            <text:p text:style-name="P31">In</text:p>
          </table:table-cell>
          <table:table-cell table:style-name="Table1.A1" office:value-type="string">
            <text:p text:style-name="P31">PA6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2">Rotation B</text:p>
          </table:table-cell>
          <table:table-cell table:style-name="Table1.A1" office:value-type="string">
            <text:p text:style-name="P31">In</text:p>
          </table:table-cell>
          <table:table-cell table:style-name="Table1.A1" office:value-type="string">
            <text:p text:style-name="P31">PA7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3"/>
      <text:p text:style-name="P13"/>
      <text:h text:style-name="Heading_20_3" text:outline-level="3">R2R Switch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2">Sw 0</text:p>
          </table:table-cell>
          <table:table-cell table:style-name="Table2.A1" office:value-type="string">
            <text:p text:style-name="P34">I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32">Sw 1</text:p>
          </table:table-cell>
          <table:table-cell table:style-name="Table2.A1" office:value-type="string">
            <text:p text:style-name="P34">I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32">Rotation press</text:p>
          </table:table-cell>
          <table:table-cell table:style-name="Table2.A1" office:value-type="string">
            <text:p text:style-name="P34">I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32">Button press</text:p>
          </table:table-cell>
          <table:table-cell table:style-name="Table2.A1" office:value-type="string">
            <text:p text:style-name="P34">I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14"/>
      <text:h text:style-name="Heading_20_3" text:outline-level="3"><text:soft-page-break/>Expansion Output via 74HC595s</text:h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33">LCD D4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33">LCD D5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33">LCD D6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33">LCD D7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33">LCD RS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33">LCD E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33">LCD Backlight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4:35:03.788988545</meta:creation-date>
    <meta:generator>LibreOffice/7.3.7.2$Linux_X86_64 LibreOffice_project/30$Build-2</meta:generator>
    <dc:date>2024-04-18T19:58:24.470693202</dc:date>
    <meta:editing-duration>P1DT20H15M7S</meta:editing-duration>
    <meta:editing-cycles>5</meta:editing-cycles>
    <meta:document-statistic meta:table-count="4" meta:image-count="0" meta:object-count="1" meta:page-count="5" meta:paragraph-count="169" meta:word-count="477" meta:character-count="2259" meta:non-whitespace-character-count="1997"/>
  </office:meta>
</office:document-meta>
</file>

<file path=Object 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1.7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cm" fo:min-width="1.25cm"/>
      <style:paragraph-properties style:writing-mode="lr-tb"/>
    </style:style>
    <style:style style:name="gr4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5" style:family="graphic" style:parent-style-name="standard">
      <style:graphic-properties draw:fill-color="#00a933" draw:textarea-horizontal-align="justify" draw:textarea-vertical-align="middle" draw:auto-grow-height="false" fo:min-height="0.38cm" fo:min-width="0.13cm"/>
    </style:style>
    <style:style style:name="gr6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7" style:family="graphic" style:parent-style-name="standard">
      <style:graphic-properties draw:fill-color="#ff4000" draw:textarea-horizontal-align="justify" draw:textarea-vertical-align="middle" draw:auto-grow-height="false" fo:min-height="0.104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487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524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005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1.5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ff4000"/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5cm" svg:height="2cm" svg:x="1.75cm" svg:y="2cm">
          <text:p text:style-name="P1"><text:span text:style-name="T1">PV Inpu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2cm" svg:x="10.5cm" svg:y="6.5cm">
          <text:p text:style-name="P1"><text:span text:style-name="T1">Battery</text:span><text:span text:style-name="T1"><text:line-break/></text:span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2cm" svg:x="10.5cm" svg:y="3.75cm">
          <text:p text:style-name="P1"><text:span text:style-name="T1">Battery</text:span><text:span text:style-name="T1"><text:line-break/></text:span><text:span text:style-name="T1">A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75cm" svg:y1="4cm" svg:x2="2.75cm" svg:y2="5.25cm">
          <text:p/>
        </draw:line>
        <draw:line draw:style-name="gr2" draw:text-style-name="P2" draw:layer="layout" svg:x1="5.75cm" svg:y1="5.25cm" svg:x2="2.75cm" svg:y2="5.25cm">
          <text:p/>
        </draw:line>
        <draw:custom-shape draw:style-name="gr3" draw:text-style-name="P1" draw:layer="layout" svg:width="1.75cm" svg:height="2.25cm" svg:x="5.25cm" svg:y="4.75cm">
          <text:p text:style-name="P1"><text:span text:style-name="T1">Power</text:span><text:span text:style-name="T1"><text:line-break/></text:span><text:span text:style-name="T1">node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cm" svg:y1="5cm" svg:x2="10.5cm" svg:y2="5cm">
          <text:p/>
        </draw:line>
        <draw:line draw:style-name="gr4" draw:text-style-name="P3" draw:layer="layout" svg:x1="7cm" svg:y1="6.75cm" svg:x2="10.5cm" svg:y2="6.75cm">
          <text:p/>
        </draw:line>
        <draw:custom-shape draw:style-name="gr5" draw:text-style-name="P4" draw:layer="layout" svg:width="1cm" svg:height="1cm" svg:x="7.5cm" svg:y="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4" draw:layer="layout" svg:width="1cm" svg:height="1cm" svg:x="8.25cm" svg:y="6.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3" draw:layer="layout" svg:width="0.5cm" svg:height="0.5cm" svg:x="9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5cm" svg:height="0.5cm" svg:x="9.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5cm" svg:height="0.5cm" svg:x="9.5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5cm" svg:height="0.5cm" svg:x="2.458cm" svg:y="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" draw:text-style-name="P3" draw:layer="layout" svg:width="0.105cm" svg:height="0.737cm" svg:x="4.394cm" svg:y="4.854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9" draw:text-style-name="P3" draw:layer="layout" svg:width="0.663cm" svg:height="0.744cm" draw:transform="skewX (-0.00541052068118236) rotate (-0.717155789644471) translate (3.867cm 4.749cm)">
            <text:p/>
            <draw:enhanced-geometry svg:viewBox="0 0 21600 21600" draw:glue-points="0 0 0 10800 0 21600 10800 21600 21600 21600 10800 10800" draw:text-areas="1900 12700 12700 19700" draw:mirror-vertical="true" draw:mirror-horizontal="true" draw:type="right-triangle" draw:enhanced-path="M 0 0 L 21600 21600 0 21600 0 0 Z N"/>
          </draw:custom-shape>
        </draw:g>
        <draw:line draw:style-name="gr2" draw:text-style-name="P2" draw:layer="layout" svg:x1="6cm" svg:y1="7cm" svg:x2="6cm" svg:y2="9cm">
          <text:p/>
        </draw:line>
        <draw:g>
          <draw:custom-shape draw:style-name="gr10" draw:text-style-name="P3" draw:layer="layout" svg:width="0.11cm" svg:height="0.774cm" draw:transform="skewX (-0.00383972435438753) rotate (-1.58894775101564) translate (6.344cm 8.139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3" draw:layer="layout" svg:width="0.698cm" svg:height="0.783cm" draw:transform="skewX (-0.00261799387799157) rotate (-2.30034395412853) translate (6.5cm 7.586cm)">
            <text:p/>
  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  </draw:custom-shape>
        </draw:g>
        <draw:custom-shape draw:style-name="gr12" draw:text-style-name="P6" draw:layer="layout" svg:width="2cm" svg:height="1.5cm" svg:x="5cm" svg:y="9cm">
          <text:p text:style-name="P6"><text:span text:style-name="T1">5V/3V3</text:span><text:span text:style-name="T1"><text:line-break/></text:span><text:span text:style-name="T1">Reg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Object 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